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Transformer.setup( SourceResolver resolver , Map objectModel , String src , Parameters p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raxTransform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x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xTransformer.isValidXSLTParameterName(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x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Transforme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axTransformer.endDocu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x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Transformer.recycl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raxTransformer.setConsumer( XMLConsumer consum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raxTransformer.getLogicSheetParameters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TraxTransformer.configure( Configuration con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